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time-style style:name="N61">
      <number:hours number:style="long"/>
      <number:text>:</number:text>
      <number:minutes number:style="long"/>
      <number:text>:</number:text>
      <number:seconds number:style="long"/>
    </number:time-style>
    <number:time-style style:name="N64" number:truncate-on-overflow="false">
      <number:hours number:style="long"/>
      <number:text>:</number:text>
      <number:minutes number:style="long"/>
      <number:text>:</number:text>
      <number:seconds number:style="long"/>
    </number:time-style>
    <number:time-style style:name="N65">
      <number:minutes number:style="long"/>
      <number:text>:</number:text>
      <number:seconds number:style="long" number:decimal-places="2"/>
    </number:time-style>
    <number:time-style style:name="N66" number:truncate-on-overflow="false">
      <number:hours number:style="long"/>
      <number:text>:</number:text>
      <number:minutes number:style="long"/>
      <number:text>:</number:text>
      <number:seconds number:style="long" number:decimal-places="2"/>
    </number:time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66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65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65"/>
    <style:style style:name="ce5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66"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66"/>
    <style:style style:name="ce8" style:family="table-cell" style:parent-style-name="Default" style:data-style-name="N66">
      <style:text-properties style:font-name="Liberation Serif" style:font-name-asian="Segoe UI" style:font-name-complex="Tahoma"/>
    </style:style>
    <style:style style:name="ce9" style:family="table-cell" style:parent-style-name="Default" style:data-style-name="N0"/>
    <style:style style:name="ce10" style:family="table-cell" style:parent-style-name="Default" style:data-style-name="N4"/>
    <style:style style:name="ce11" style:family="table-cell" style:parent-style-name="Default" style:data-style-name="N61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64"/>
    <style:style style:name="ce13" style:family="table-cell" style:parent-style-name="Default" style:data-style-name="N66">
      <style:text-properties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Planilha1" table:style-name="ta1">
        <table:shapes>
          <draw:frame draw:z-index="0" draw:name="10mm" draw:style-name="gr1" draw:text-style-name="P1" svg:width="15.999cm" svg:height="8.999cm" svg:x="1.441cm" svg:y="10.912cm">
            <draw:object draw:notify-on-update-of-ranges="Planilha1.G5:Planilha1.G12 Planilha1.B5:Planilha1.B1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18.336cm" svg:y="11.44cm">
            <draw:object draw:notify-on-update-of-ranges="Planilha1.P6:Planilha1.P12 Planilha1.P5:Planilha1.P12 Planilha1.J5:Planilha1.J1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6.003cm" svg:height="10.485cm" svg:x="2.258cm" svg:y="22.127cm">
            <draw:object draw:notify-on-update-of-ranges="Planilha1.G16:Planilha1.G23 Planilha1.B16:Planilha1.B23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15.999cm" svg:height="8.999cm" svg:x="20.321cm" svg:y="22.128cm">
            <draw:object draw:notify-on-update-of-ranges="Planilha1.O17:Planilha1.O24 Planilha1.J16:Planilha1.J24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number-columns-repeated="2" table:default-cell-style-name="ce1"/>
        <table:table-column table:style-name="co1" table:default-cell-style-name="ce3"/>
        <table:table-column table:style-name="co1" table:default-cell-style-name="ce2"/>
        <table:table-column table:style-name="co1" table:number-columns-repeated="5" table:default-cell-style-name="Default"/>
        <table:table-column table:style-name="co1" table:default-cell-style-name="ce1"/>
        <table:table-column table:style-name="co1" table:number-columns-repeated="2" table:default-cell-style-name="ce2"/>
        <table:table-column table:style-name="co1" table:number-columns-repeated="2" table:default-cell-style-name="Default"/>
        <table:table-column table:style-name="co1" table:default-cell-style-name="ce7"/>
        <table:table-column table:style-name="co1" table:default-cell-style-name="ce10"/>
        <table:table-row table:style-name="ro1">
          <table:table-cell table:style-name="Default" table:number-columns-repeated="4"/>
          <table:table-cell table:number-columns-repeated="5"/>
          <table:table-cell table:style-name="Default" table:number-columns-repeated="3"/>
          <table:table-cell table:number-columns-repeated="2"/>
          <table:table-cell table:style-name="Default" table:number-columns-repeated="2"/>
        </table:table-row>
        <table:table-row table:style-name="ro1">
          <table:table-cell table:style-name="Default" table:number-columns-repeated="4"/>
          <table:table-cell table:number-columns-repeated="2"/>
          <table:table-cell office:value-type="float" office:value="9.78" calcext:value-type="float">
            <text:p>9,78</text:p>
          </table:table-cell>
          <table:table-cell table:formula="of:=0.4" office:value-type="float" office:value="0.4" calcext:value-type="float">
            <text:p>0,4</text:p>
          </table:table-cell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10mm</text:p>
          </table:table-cell>
          <table:table-cell table:style-name="Default" table:formula="of:=0.01" office:value-type="float" office:value="0.01" calcext:value-type="float">
            <text:p>0,01</text:p>
          </table:table-cell>
          <table:table-cell table:style-name="Default"/>
          <table:table-cell table:number-columns-repeated="5"/>
          <table:table-cell table:style-name="Default" office:value-type="string" calcext:value-type="string">
            <text:p>7mm</text:p>
          </table:table-cell>
          <table:table-cell table:style-name="Default" table:formula="of:=0.007" office:value-type="float" office:value="0.007" calcext:value-type="float">
            <text:p>0,007</text:p>
          </table:table-cell>
          <table:table-cell table:style-name="Default"/>
          <table:table-cell table:number-columns-repeated="2"/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exp</text:p>
          </table:table-cell>
          <table:table-cell office:value-type="string" calcext:value-type="string">
            <text:p>h(cm)</text:p>
          </table:table-cell>
          <table:table-cell table:style-name="ce1" office:value-type="string" calcext:value-type="string">
            <text:p>tempo</text:p>
          </table:table-cell>
          <table:table-cell table:style-name="ce5" table:number-columns-repeated="2"/>
          <table:table-cell office:value-type="string" calcext:value-type="string">
            <text:p>media</text:p>
          </table:table-cell>
          <table:table-cell table:number-columns-repeated="3"/>
          <table:table-cell office:value-type="string" calcext:value-type="string">
            <text:p>h(cm)</text:p>
          </table:table-cell>
          <table:table-cell table:style-name="ce1" office:value-type="string" calcext:value-type="string">
            <text:p>tempo</text:p>
          </table:table-cell>
          <table:table-cell table:style-name="ce5"/>
          <table:table-cell table:number-columns-repeated="2"/>
          <table:table-cell table:style-name="Default" office:value-type="string" calcext:value-type="string">
            <text:p>media</text:p>
          </table:table-cell>
          <table:table-cell table:style-name="Default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A5]*10^-2" office:value-type="float" office:value="0.4" calcext:value-type="float">
            <text:p>0,4</text:p>
          </table:table-cell>
          <table:table-cell table:style-name="Default" table:number-columns-repeated="2"/>
          <table:table-cell table:number-columns-repeated="5"/>
          <table:table-cell office:value-type="float" office:value="0.4" calcext:value-type="float">
            <text:p>0,4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A6]*10^-2" office:value-type="float" office:value="0.35" calcext:value-type="float">
            <text:p>0,35</text:p>
          </table:table-cell>
          <table:table-cell table:style-name="ce2" office:value-type="time" office:time-value="PT00H00M13.92S" calcext:value-type="time">
            <text:p>00:00:13,92</text:p>
          </table:table-cell>
          <table:table-cell office:value-type="time" office:time-value="PT00H00M14.05S" calcext:value-type="time">
            <text:p>00:00:14,05</text:p>
          </table:table-cell>
          <table:table-cell table:style-name="ce2" office:value-type="time" office:time-value="PT00H00M13.83S" calcext:value-type="time">
            <text:p>00:00:13,83</text:p>
          </table:table-cell>
          <table:table-cell table:style-name="ce7" table:formula="of:=([.E6] + [.D6]+[.C6])/3" office:value-type="time" office:time-value="PT00H00M13.933333333S" calcext:value-type="time">
            <text:p>00:00:13,93</text:p>
          </table:table-cell>
          <table:table-cell table:style-name="ce9" table:formula="of:=[.F6]*24*60*60" office:value-type="float" office:value="13.9333333333333" calcext:value-type="float">
            <text:p>13,9333333333333</text:p>
          </table:table-cell>
          <table:table-cell table:number-columns-repeated="2"/>
          <table:table-cell office:value-type="float" office:value="0.35" calcext:value-type="float">
            <text:p>0,35</text:p>
          </table:table-cell>
          <table:table-cell office:value-type="time" office:time-value="PT00H00M26.72S" calcext:value-type="time">
            <text:p>00:00:26,72</text:p>
          </table:table-cell>
          <table:table-cell office:value-type="time" office:time-value="PT00H00M27.62S" calcext:value-type="time">
            <text:p>00:00:27,62</text:p>
          </table:table-cell>
          <table:table-cell table:style-name="ce2" office:value-type="time" office:time-value="PT00H00M27.62S" calcext:value-type="time">
            <text:p>00:00:27,62</text:p>
          </table:table-cell>
          <table:table-cell/>
          <table:table-cell table:formula="of:=([.M6]+[.L6]+[.K6])/3" office:value-type="time" office:time-value="PT00H00M27.32S" calcext:value-type="time">
            <text:p>00:00:27,32</text:p>
          </table:table-cell>
          <table:table-cell table:formula="of:=[.O6]*24*60*60" office:value-type="float" office:value="27.32" calcext:value-type="float">
            <text:p>27,3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A7]*10^-2" office:value-type="float" office:value="0.3" calcext:value-type="float">
            <text:p>0,3</text:p>
          </table:table-cell>
          <table:table-cell table:style-name="ce2" office:value-type="time" office:time-value="PT00H00M29.32S" calcext:value-type="time">
            <text:p>00:00:29,32</text:p>
          </table:table-cell>
          <table:table-cell office:value-type="time" office:time-value="PT00H00M29.6S" calcext:value-type="time">
            <text:p>00:00:29,60</text:p>
          </table:table-cell>
          <table:table-cell table:style-name="ce2" office:value-type="time" office:time-value="PT00H00M29.47S" calcext:value-type="time">
            <text:p>00:00:29,47</text:p>
          </table:table-cell>
          <table:table-cell table:style-name="ce7" table:formula="of:=([.E7] + [.D7]+[.C7])/3" office:value-type="time" office:time-value="PT00H00M29.463333333S" calcext:value-type="time">
            <text:p>00:00:29,46</text:p>
          </table:table-cell>
          <table:table-cell table:style-name="ce9" table:formula="of:=[.F7]*24*60*60" office:value-type="float" office:value="29.4633333333333" calcext:value-type="float">
            <text:p>29,4633333333333</text:p>
          </table:table-cell>
          <table:table-cell table:number-columns-repeated="2"/>
          <table:table-cell office:value-type="float" office:value="0.3" calcext:value-type="float">
            <text:p>0,3</text:p>
          </table:table-cell>
          <table:table-cell office:value-type="time" office:time-value="PT00H00M57.49S" calcext:value-type="time">
            <text:p>00:00:57,49</text:p>
          </table:table-cell>
          <table:table-cell office:value-type="time" office:time-value="PT00H00M57.74S" calcext:value-type="time">
            <text:p>00:00:57,74</text:p>
          </table:table-cell>
          <table:table-cell table:style-name="ce11" table:formula="of:=[.M6]+[.N7]" office:value-type="time" office:time-value="PT00H00M57.03S" calcext:value-type="time">
            <text:p>00:00:57</text:p>
          </table:table-cell>
          <table:table-cell table:style-name="ce6" office:value-type="time" office:time-value="PT00H00M29.41S" calcext:value-type="time">
            <text:p>00:00:29,41</text:p>
          </table:table-cell>
          <table:table-cell table:formula="of:=([.M7]+[.L7]+[.K7])/3" office:value-type="time" office:time-value="PT00H00M57.42S" calcext:value-type="time">
            <text:p>00:00:57,42</text:p>
          </table:table-cell>
          <table:table-cell table:formula="of:=[.O7]*24*60*60" office:value-type="float" office:value="57.42" calcext:value-type="float">
            <text:p>57,4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A8]*10^-2" office:value-type="float" office:value="0.25" calcext:value-type="float">
            <text:p>0,25</text:p>
          </table:table-cell>
          <table:table-cell office:value-type="time" office:time-value="PT00H00M46.03S" calcext:value-type="time">
            <text:p>00:46,03</text:p>
          </table:table-cell>
          <table:table-cell office:value-type="time" office:time-value="PT00H00M47.55S" calcext:value-type="time">
            <text:p>00:00:47,55</text:p>
          </table:table-cell>
          <table:table-cell table:style-name="ce2" office:value-type="time" office:time-value="PT00H00M46.51S" calcext:value-type="time">
            <text:p>00:00:46,51</text:p>
          </table:table-cell>
          <table:table-cell table:style-name="ce7" table:formula="of:=([.E8] + [.D8]+[.C8])/3" office:value-type="time" office:time-value="PT00H00M46.696666667S" calcext:value-type="time">
            <text:p>00:00:46,70</text:p>
          </table:table-cell>
          <table:table-cell table:style-name="ce9" table:formula="of:=[.F8]*24*60*60" office:value-type="float" office:value="46.6966666666667" calcext:value-type="float">
            <text:p>46,6966666666667</text:p>
          </table:table-cell>
          <table:table-cell table:number-columns-repeated="2"/>
          <table:table-cell office:value-type="float" office:value="0.25" calcext:value-type="float">
            <text:p>0,25</text:p>
          </table:table-cell>
          <table:table-cell table:style-name="ce6" office:value-type="time" office:time-value="PT00H01M30.51S" calcext:value-type="time">
            <text:p>00:01:30,51</text:p>
          </table:table-cell>
          <table:table-cell table:style-name="ce6" office:value-type="time" office:time-value="PT00H01M31.71S" calcext:value-type="time">
            <text:p>00:01:31,71</text:p>
          </table:table-cell>
          <table:table-cell table:style-name="ce11" table:formula="of:=[.M7]+[.N8]" office:value-type="time" office:time-value="PT00H01M30.96S" calcext:value-type="time">
            <text:p>00:01:30</text:p>
          </table:table-cell>
          <table:table-cell table:style-name="ce13" office:value-type="time" office:time-value="PT00H00M33.93S" calcext:value-type="time">
            <text:p>00:00:33,93</text:p>
          </table:table-cell>
          <table:table-cell table:formula="of:=([.M8]+[.L8]+[.K8])/3" office:value-type="time" office:time-value="PT00H01M31.06S" calcext:value-type="time">
            <text:p>00:01:31,06</text:p>
          </table:table-cell>
          <table:table-cell table:formula="of:=[.O8]*24*60*60" office:value-type="float" office:value="91.06" calcext:value-type="float">
            <text:p>91,0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A9]*10^-2" office:value-type="float" office:value="0.2" calcext:value-type="float">
            <text:p>0,2</text:p>
          </table:table-cell>
          <table:table-cell office:value-type="time" office:time-value="PT00H01M04.98S" calcext:value-type="time">
            <text:p>01:04,98</text:p>
          </table:table-cell>
          <table:table-cell table:style-name="ce3" office:value-type="time" office:time-value="PT00H01M04.94S" calcext:value-type="time">
            <text:p>01:04,94</text:p>
          </table:table-cell>
          <table:table-cell table:style-name="ce5"/>
          <table:table-cell table:style-name="ce7" table:formula="of:=([.E9] + [.D9]+[.C9])/2" office:value-type="time" office:time-value="PT00H01M04.96S" calcext:value-type="time">
            <text:p>00:01:04,96</text:p>
          </table:table-cell>
          <table:table-cell table:style-name="ce9" table:formula="of:=[.F9]*24*60*60" office:value-type="float" office:value="64.96" calcext:value-type="float">
            <text:p>64,96</text:p>
          </table:table-cell>
          <table:table-cell table:number-columns-repeated="2"/>
          <table:table-cell office:value-type="float" office:value="0.2" calcext:value-type="float">
            <text:p>0,2</text:p>
          </table:table-cell>
          <table:table-cell table:style-name="ce3" office:value-type="time" office:time-value="PT00H02M07.94S" calcext:value-type="time">
            <text:p>02:07,94</text:p>
          </table:table-cell>
          <table:table-cell table:style-name="ce3" office:value-type="time" office:time-value="PT00H02M09.38S" calcext:value-type="time">
            <text:p>02:09,38</text:p>
          </table:table-cell>
          <table:table-cell table:style-name="ce6" table:formula="of:=[.M8]+[.N9]" office:value-type="time" office:time-value="PT00H02M08.19S" calcext:value-type="time">
            <text:p>00:02:08,19</text:p>
          </table:table-cell>
          <table:table-cell table:style-name="ce13" office:value-type="time" office:time-value="PT00H00M37.23S" calcext:value-type="time">
            <text:p>00:00:37,23</text:p>
          </table:table-cell>
          <table:table-cell table:formula="of:=([.M9]+[.L9]+[.K9])/3" office:value-type="time" office:time-value="PT00H02M08.503333333S" calcext:value-type="time">
            <text:p>00:02:08,50</text:p>
          </table:table-cell>
          <table:table-cell table:formula="of:=[.O9]*24*60*60" office:value-type="float" office:value="128.503333333333" calcext:value-type="float">
            <text:p>128,5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A10]*10^-2" office:value-type="float" office:value="0.15" calcext:value-type="float">
            <text:p>0,15</text:p>
          </table:table-cell>
          <table:table-cell office:value-type="time" office:time-value="PT00H01M26.15S" calcext:value-type="time">
            <text:p>01:26,15</text:p>
          </table:table-cell>
          <table:table-cell table:style-name="ce3" office:value-type="time" office:time-value="PT00H01M26.1S" calcext:value-type="time">
            <text:p>01:26,10</text:p>
          </table:table-cell>
          <table:table-cell table:style-name="ce5"/>
          <table:table-cell table:style-name="ce7" table:formula="of:=([.E10] + [.D10]+[.C10])/2" office:value-type="time" office:time-value="PT00H01M26.125S" calcext:value-type="time">
            <text:p>00:01:26,13</text:p>
          </table:table-cell>
          <table:table-cell table:style-name="ce9" table:formula="of:=[.F10]*24*60*60" office:value-type="float" office:value="86.125" calcext:value-type="float">
            <text:p>86,125</text:p>
          </table:table-cell>
          <table:table-cell table:number-columns-repeated="2"/>
          <table:table-cell office:value-type="float" office:value="0.15" calcext:value-type="float">
            <text:p>0,15</text:p>
          </table:table-cell>
          <table:table-cell table:style-name="ce3" office:value-type="time" office:time-value="PT00H02M49.32S" calcext:value-type="time">
            <text:p>02:49,32</text:p>
          </table:table-cell>
          <table:table-cell table:style-name="ce3" office:value-type="time" office:time-value="PT00H02M49.83S" calcext:value-type="time">
            <text:p>02:49,83</text:p>
          </table:table-cell>
          <table:table-cell table:style-name="ce11" table:formula="of:=[.M9]+[.N10]" office:value-type="time" office:time-value="PT00H02M49.26S" calcext:value-type="time">
            <text:p>00:02:49</text:p>
          </table:table-cell>
          <table:table-cell table:style-name="ce13" office:value-type="time" office:time-value="PT00H00M41.07S" calcext:value-type="time">
            <text:p>00:00:41,07</text:p>
          </table:table-cell>
          <table:table-cell table:formula="of:=([.M10]+[.L10]+[.K10])/3" office:value-type="time" office:time-value="PT00H02M49.47S" calcext:value-type="time">
            <text:p>00:02:49,47</text:p>
          </table:table-cell>
          <table:table-cell table:formula="of:=[.O10]*24*60*60" office:value-type="float" office:value="169.47" calcext:value-type="float">
            <text:p>169,4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11]*10^-2" office:value-type="float" office:value="0.1" calcext:value-type="float">
            <text:p>0,1</text:p>
          </table:table-cell>
          <table:table-cell office:value-type="time" office:time-value="PT00H01M52.25S" calcext:value-type="time">
            <text:p>01:52,25</text:p>
          </table:table-cell>
          <table:table-cell table:style-name="ce3" office:value-type="time" office:time-value="PT00H01M51.23S" calcext:value-type="time">
            <text:p>01:51,23</text:p>
          </table:table-cell>
          <table:table-cell table:style-name="ce5"/>
          <table:table-cell table:style-name="ce7" table:formula="of:=([.E11] + [.D11]+[.C11])/2" office:value-type="time" office:time-value="PT00H01M51.74S" calcext:value-type="time">
            <text:p>00:01:51,74</text:p>
          </table:table-cell>
          <table:table-cell table:style-name="ce9" table:formula="of:=[.F11]*24*60*60" office:value-type="float" office:value="111.74" calcext:value-type="float">
            <text:p>111,74</text:p>
          </table:table-cell>
          <table:table-cell table:number-columns-repeated="2"/>
          <table:table-cell office:value-type="float" office:value="0.1" calcext:value-type="float">
            <text:p>0,1</text:p>
          </table:table-cell>
          <table:table-cell table:style-name="ce3" office:value-type="time" office:time-value="PT00H03M41.29S" calcext:value-type="time">
            <text:p>03:41,29</text:p>
          </table:table-cell>
          <table:table-cell table:style-name="ce3" office:value-type="time" office:time-value="PT00H03M42.05S" calcext:value-type="time">
            <text:p>03:42,05</text:p>
          </table:table-cell>
          <table:table-cell table:style-name="ce11" table:formula="of:=[.M10]+[.N11]" office:value-type="time" office:time-value="PT00H03M41.03S" calcext:value-type="time">
            <text:p>00:03:41</text:p>
          </table:table-cell>
          <table:table-cell table:style-name="ce13" office:value-type="time" office:time-value="PT00H00M51.77S" calcext:value-type="time">
            <text:p>00:00:51,77</text:p>
          </table:table-cell>
          <table:table-cell table:formula="of:=([.M11]+[.L11]+[.K11])/3" office:value-type="time" office:time-value="PT00H03M41.456666667S" calcext:value-type="time">
            <text:p>00:03:41,46</text:p>
          </table:table-cell>
          <table:table-cell table:formula="of:=[.O11]*24*60*60" office:value-type="float" office:value="221.456666666667" calcext:value-type="float">
            <text:p>221,4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A12]*10^-2" office:value-type="float" office:value="0.05" calcext:value-type="float">
            <text:p>0,05</text:p>
          </table:table-cell>
          <table:table-cell office:value-type="time" office:time-value="PT00H02M10.85S" calcext:value-type="time">
            <text:p>02:10,85</text:p>
          </table:table-cell>
          <table:table-cell table:style-name="ce3" office:value-type="time" office:time-value="PT00H02M23.05S" calcext:value-type="time">
            <text:p>02:23,05</text:p>
          </table:table-cell>
          <table:table-cell table:style-name="ce5"/>
          <table:table-cell table:style-name="ce7" table:formula="of:=([.E12] + [.D12]+[.C12])/2" office:value-type="time" office:time-value="PT00H02M16.95S" calcext:value-type="time">
            <text:p>00:02:16,95</text:p>
          </table:table-cell>
          <table:table-cell table:style-name="ce9" table:formula="of:=[.F12]*24*60*60" office:value-type="float" office:value="136.95" calcext:value-type="float">
            <text:p>136,95</text:p>
          </table:table-cell>
          <table:table-cell table:number-columns-repeated="2"/>
          <table:table-cell office:value-type="float" office:value="0.05" calcext:value-type="float">
            <text:p>0,05</text:p>
          </table:table-cell>
          <table:table-cell table:style-name="ce3" office:value-type="time" office:time-value="PT00H04M47.85S" calcext:value-type="time">
            <text:p>04:47,85</text:p>
          </table:table-cell>
          <table:table-cell table:style-name="ce3" office:value-type="time" office:time-value="PT00H04M49.06S" calcext:value-type="time">
            <text:p>04:49,06</text:p>
          </table:table-cell>
          <table:table-cell table:style-name="ce6" table:formula="of:=[.M11]+[.N12]" office:value-type="time" office:time-value="PT00H04M47.7S" calcext:value-type="time">
            <text:p>00:04:47,70</text:p>
          </table:table-cell>
          <table:table-cell table:style-name="ce13" office:value-type="time" office:time-value="PT00H01M06.67S" calcext:value-type="time">
            <text:p>00:01:06,67</text:p>
          </table:table-cell>
          <table:table-cell table:formula="of:=([.M12]+[.L12]+[.K12])/3" office:value-type="time" office:time-value="PT00H04M48.203333333S" calcext:value-type="time">
            <text:p>00:04:48,20</text:p>
          </table:table-cell>
          <table:table-cell table:formula="of:=[.O12]*24*60*60" office:value-type="float" office:value="288.203333333333" calcext:value-type="float">
            <text:p>288,20</text:p>
          </table:table-cell>
        </table:table-row>
        <table:table-row table:style-name="ro1">
          <table:table-cell table:style-name="Default" table:number-columns-repeated="2"/>
          <table:table-cell table:style-name="ce4"/>
          <table:table-cell table:style-name="Default"/>
          <table:table-cell table:number-columns-repeated="5"/>
          <table:table-cell table:style-name="Default" table:number-columns-repeated="3"/>
          <table:table-cell table:number-columns-repeated="2"/>
          <table:table-cell table:style-name="Default"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4mm</text:p>
          </table:table-cell>
          <table:table-cell table:style-name="Default" table:formula="of:=0.004" office:value-type="float" office:value="0.004" calcext:value-type="float">
            <text:p>0,004</text:p>
          </table:table-cell>
          <table:table-cell table:style-name="Default"/>
          <table:table-cell table:number-columns-repeated="5"/>
          <table:table-cell table:style-name="Default"/>
          <table:table-cell table:style-name="Default" office:value-type="string" calcext:value-type="string">
            <text:p>21mm</text:p>
          </table:table-cell>
          <table:table-cell table:style-name="Default"/>
          <table:table-cell table:number-columns-repeated="2"/>
          <table:table-cell table:style-name="Default" table:number-columns-repeated="2"/>
        </table:table-row>
        <table:table-row table:style-name="ro1">
          <table:table-cell table:style-name="Default"/>
          <table:table-cell office:value-type="string" calcext:value-type="string">
            <text:p>h(cm)</text:p>
          </table:table-cell>
          <table:table-cell table:style-name="ce1" office:value-type="string" calcext:value-type="string">
            <text:p>tempo</text:p>
          </table:table-cell>
          <table:table-cell table:style-name="ce5" table:number-columns-repeated="2"/>
          <table:table-cell/>
          <table:table-cell office:value-type="string" calcext:value-type="string">
            <text:p>media</text:p>
          </table:table-cell>
          <table:table-cell table:number-columns-repeated="2"/>
          <table:table-cell table:style-name="Default" office:value-type="string" calcext:value-type="string">
            <text:p>sem bocal</text:p>
          </table:table-cell>
          <table:table-cell table:style-name="Default" table:formula="of:=0.021" office:value-type="float" office:value="0.021" calcext:value-type="float">
            <text:p>0,021</text:p>
          </table:table-cell>
          <table:table-cell table:style-name="Default"/>
          <table:table-cell table:number-columns-repeated="2"/>
          <table:table-cell table:style-name="Default"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A16]*10^-2" office:value-type="float" office:value="0.4" calcext:value-type="float">
            <text:p>0,4</text:p>
          </table:table-cell>
          <table:table-cell table:style-name="Default" table:number-columns-repeated="2"/>
          <table:table-cell table:number-columns-repeated="5"/>
          <table:table-cell office:value-type="string" calcext:value-type="string">
            <text:p>h(cm)</text:p>
          </table:table-cell>
          <table:table-cell table:style-name="ce1" office:value-type="string" calcext:value-type="string">
            <text:p>tempo</text:p>
          </table:table-cell>
          <table:table-cell table:style-name="ce5" table:number-columns-repeated="2"/>
          <table:table-cell/>
          <table:table-cell table:style-name="Default" office:value-type="string" calcext:value-type="string">
            <text:p>media</text:p>
          </table:table-cell>
          <table:table-cell table:style-name="Default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A17]*10^-2" office:value-type="float" office:value="0.35" calcext:value-type="float">
            <text:p>0,35</text:p>
          </table:table-cell>
          <table:table-cell table:style-name="ce2" office:value-type="time" office:time-value="PT00H01M35.93S" calcext:value-type="time">
            <text:p>00:01:35,93</text:p>
          </table:table-cell>
          <table:table-cell office:value-type="time" office:time-value="PT00H01M35.59S" calcext:value-type="time">
            <text:p>00:01:35,59</text:p>
          </table:table-cell>
          <table:table-cell table:style-name="ce2" office:value-type="time" office:time-value="PT00H01M35.66S" calcext:value-type="time">
            <text:p>00:01:35,66</text:p>
          </table:table-cell>
          <table:table-cell/>
          <table:table-cell table:style-name="ce7" table:formula="of:=([.E17] + [.D17]+[.C17])/3" office:value-type="time" office:time-value="PT00H01M35.726666667S" calcext:value-type="time">
            <text:p>00:01:35,73</text:p>
          </table:table-cell>
          <table:table-cell table:style-name="ce10" table:formula="of:=[.G17]*24*60*60" office:value-type="float" office:value="95.7266666666667" calcext:value-type="float">
            <text:p>95,73</text:p>
          </table:table-cell>
          <table:table-cell/>
          <table:table-cell office:value-type="float" office:value="0.4" calcext:value-type="float">
            <text:p>0,4</text:p>
          </table:table-cell>
          <table:table-cell table:style-name="Default" table:number-columns-repeated="2"/>
          <table:table-cell table:number-columns-repeated="2"/>
          <table:table-cell table:style-name="Default"/>
          <table:table-cell table:style-name="ce14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A18]*10^-2" office:value-type="float" office:value="0.3" calcext:value-type="float">
            <text:p>0,3</text:p>
          </table:table-cell>
          <table:table-cell table:style-name="ce2" office:value-type="time" office:time-value="PT00H03M24.13S" calcext:value-type="time">
            <text:p>00:03:24,13</text:p>
          </table:table-cell>
          <table:table-cell table:formula="of:=[.D17]+[.F18]" office:value-type="time" office:time-value="PT00H03M23.63S" calcext:value-type="time">
            <text:p>00:03:23,63</text:p>
          </table:table-cell>
          <table:table-cell table:style-name="ce2" office:value-type="time" office:time-value="PT00H03M23.89S" calcext:value-type="time">
            <text:p>00:03:23,89</text:p>
          </table:table-cell>
          <table:table-cell table:style-name="ce2" office:value-type="time" office:time-value="PT00H01M48.04S" calcext:value-type="time">
            <text:p>00:01:48,04</text:p>
          </table:table-cell>
          <table:table-cell table:style-name="ce7" table:formula="of:=([.E18] + [.D18]+[.C18])/3" office:value-type="time" office:time-value="PT00H03M23.883333333S" calcext:value-type="time">
            <text:p>00:03:23,88</text:p>
          </table:table-cell>
          <table:table-cell table:style-name="ce10" table:formula="of:=[.G18]*24*60*60" office:value-type="float" office:value="203.883333333333" calcext:value-type="float">
            <text:p>203,88</text:p>
          </table:table-cell>
          <table:table-cell/>
          <table:table-cell office:value-type="float" office:value="0.35" calcext:value-type="float">
            <text:p>0,35</text:p>
          </table:table-cell>
          <table:table-cell table:number-columns-repeated="2" office:value-type="time" office:time-value="PT00H00M03.88S" calcext:value-type="time">
            <text:p>00:00:03,88</text:p>
          </table:table-cell>
          <table:table-cell table:style-name="ce2" office:value-type="time" office:time-value="PT00H00M03.9S" calcext:value-type="time">
            <text:p>00:00:03,90</text:p>
          </table:table-cell>
          <table:table-cell/>
          <table:table-cell table:formula="of:=([.M18] + [.L18]+[.K18])/3" office:value-type="time" office:time-value="PT00H00M03.886666667S" calcext:value-type="time">
            <text:p>00:00:03,89</text:p>
          </table:table-cell>
          <table:table-cell table:formula="of:=[.O18]*24*60*60" office:value-type="float" office:value="3.88666666666667" calcext:value-type="float">
            <text:p>3,8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A19]*10^-2" office:value-type="float" office:value="0.25" calcext:value-type="float">
            <text:p>0,25</text:p>
          </table:table-cell>
          <table:table-cell office:value-type="time" office:time-value="PT00H05M20.92S" calcext:value-type="time">
            <text:p>05:20,92</text:p>
          </table:table-cell>
          <table:table-cell table:formula="of:=[.D18]+[.F19]" office:value-type="time" office:time-value="PT00H05M20.54S" calcext:value-type="time">
            <text:p>00:05:20,54</text:p>
          </table:table-cell>
          <table:table-cell/>
          <table:table-cell table:style-name="ce2" office:value-type="time" office:time-value="PT00H01M56.91S" calcext:value-type="time">
            <text:p>00:01:56,91</text:p>
          </table:table-cell>
          <table:table-cell table:style-name="ce7" table:formula="of:=([.C19] + [.D19])/2" office:value-type="time" office:time-value="PT00H05M20.73S" calcext:value-type="time">
            <text:p>00:05:20,73</text:p>
          </table:table-cell>
          <table:table-cell table:style-name="ce10" table:formula="of:=[.G19]*24*60*60" office:value-type="float" office:value="320.73" calcext:value-type="float">
            <text:p>320,73</text:p>
          </table:table-cell>
          <table:table-cell/>
          <table:table-cell office:value-type="float" office:value="0.3" calcext:value-type="float">
            <text:p>0,3</text:p>
          </table:table-cell>
          <table:table-cell office:value-type="time" office:time-value="PT00H00M07.78S" calcext:value-type="time">
            <text:p>00:00:07,78</text:p>
          </table:table-cell>
          <table:table-cell office:value-type="time" office:time-value="PT00H00M07.82S" calcext:value-type="time">
            <text:p>00:00:07,82</text:p>
          </table:table-cell>
          <table:table-cell table:style-name="ce2" table:formula="of:=[.M18]+[.N19]" office:value-type="time" office:time-value="PT00H00M07.79S" calcext:value-type="time">
            <text:p>00:00:07,79</text:p>
          </table:table-cell>
          <table:table-cell table:style-name="ce2" office:value-type="time" office:time-value="PT00H00M03.89S" calcext:value-type="time">
            <text:p>00:00:03,89</text:p>
          </table:table-cell>
          <table:table-cell table:formula="of:=([.M19] + [.L19]+[.K19])/3" office:value-type="time" office:time-value="PT00H00M07.796666667S" calcext:value-type="time">
            <text:p>00:00:07,80</text:p>
          </table:table-cell>
          <table:table-cell table:formula="of:=[.O19]*24*60*60" office:value-type="float" office:value="7.79666666666667" calcext:value-type="float">
            <text:p>7,8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A20]*10^-2" office:value-type="float" office:value="0.2" calcext:value-type="float">
            <text:p>0,2</text:p>
          </table:table-cell>
          <table:table-cell office:value-type="time" office:time-value="PT00H07M52.35S" calcext:value-type="time">
            <text:p>07:52,35</text:p>
          </table:table-cell>
          <table:table-cell table:formula="of:=[.D19]+[.F20]" office:value-type="time" office:time-value="PT00H07M32.69S" calcext:value-type="time">
            <text:p>00:07:32,69</text:p>
          </table:table-cell>
          <table:table-cell table:style-name="ce5"/>
          <table:table-cell table:style-name="ce2" office:value-type="time" office:time-value="PT00H02M12.15S" calcext:value-type="time">
            <text:p>00:02:12,15</text:p>
          </table:table-cell>
          <table:table-cell table:style-name="ce7" table:formula="of:=([.C20] + [.D20])/2" office:value-type="time" office:time-value="PT00H07M42.52S" calcext:value-type="time">
            <text:p>00:07:42,52</text:p>
          </table:table-cell>
          <table:table-cell table:style-name="ce10" table:formula="of:=[.G20]*24*60*60" office:value-type="float" office:value="462.52" calcext:value-type="float">
            <text:p>462,52</text:p>
          </table:table-cell>
          <table:table-cell/>
          <table:table-cell office:value-type="float" office:value="0.25" calcext:value-type="float">
            <text:p>0,25</text:p>
          </table:table-cell>
          <table:table-cell office:value-type="time" office:time-value="PT00H00M12.01S" calcext:value-type="time">
            <text:p>00:00:12,01</text:p>
          </table:table-cell>
          <table:table-cell office:value-type="time" office:time-value="PT00H00M12.08S" calcext:value-type="time">
            <text:p>00:00:12,08</text:p>
          </table:table-cell>
          <table:table-cell table:style-name="ce12" table:formula="of:=[.M19]+[.N20]" office:value-type="time" office:time-value="PT00H00M11.94S" calcext:value-type="time">
            <text:p>00:00:12</text:p>
          </table:table-cell>
          <table:table-cell table:style-name="ce2" office:value-type="time" office:time-value="PT00H00M04.15S" calcext:value-type="time">
            <text:p>00:00:04,15</text:p>
          </table:table-cell>
          <table:table-cell table:formula="of:=([.M20] + [.L20]+[.K20])/3" office:value-type="time" office:time-value="PT00H00M12.01S" calcext:value-type="time">
            <text:p>00:00:12,01</text:p>
          </table:table-cell>
          <table:table-cell table:formula="of:=[.O20]*24*60*60" office:value-type="float" office:value="12.01" calcext:value-type="float">
            <text:p>12,0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A21]*10^-2" office:value-type="float" office:value="0.15" calcext:value-type="float">
            <text:p>0,15</text:p>
          </table:table-cell>
          <table:table-cell office:value-type="time" office:time-value="PT00H10M00.06S" calcext:value-type="time">
            <text:p>10:00,06</text:p>
          </table:table-cell>
          <table:table-cell table:formula="of:=[.D20]+[.F21]" office:value-type="time" office:time-value="PT00H09M58.89S" calcext:value-type="time">
            <text:p>00:09:58,89</text:p>
          </table:table-cell>
          <table:table-cell table:style-name="ce6" office:value-type="time" office:time-value="PT00H10M01.26S" calcext:value-type="time">
            <text:p>00:10:01,26</text:p>
          </table:table-cell>
          <table:table-cell table:style-name="ce8" office:value-type="time" office:time-value="PT00H02M26.2S" calcext:value-type="time">
            <text:p>00:02:26,20</text:p>
          </table:table-cell>
          <table:table-cell table:style-name="ce7" table:formula="of:=([.C21] + [.D21]+[.E21])/3" office:value-type="time" office:time-value="PT00H10M00.07S" calcext:value-type="time">
            <text:p>00:10:00,07</text:p>
          </table:table-cell>
          <table:table-cell table:style-name="ce10" table:formula="of:=[.G21]*24*60*60" office:value-type="float" office:value="600.07" calcext:value-type="float">
            <text:p>600,07</text:p>
          </table:table-cell>
          <table:table-cell/>
          <table:table-cell office:value-type="float" office:value="0.2" calcext:value-type="float">
            <text:p>0,2</text:p>
          </table:table-cell>
          <table:table-cell office:value-type="time" office:time-value="PT00H00M16.55S" calcext:value-type="time">
            <text:p>00:00:16,55</text:p>
          </table:table-cell>
          <table:table-cell office:value-type="time" office:time-value="PT00H00M16.65S" calcext:value-type="time">
            <text:p>00:00:16,65</text:p>
          </table:table-cell>
          <table:table-cell table:style-name="ce12" table:formula="of:=[.M20]+[.N21]" office:value-type="time" office:time-value="PT00H00M16.84S" calcext:value-type="time">
            <text:p>00:00:17</text:p>
          </table:table-cell>
          <table:table-cell table:style-name="ce2" office:value-type="time" office:time-value="PT00H00M04.9S" calcext:value-type="time">
            <text:p>00:00:04,90</text:p>
          </table:table-cell>
          <table:table-cell table:formula="of:=([.M21] + [.L21]+[.K21])/3" office:value-type="time" office:time-value="PT00H00M16.68S" calcext:value-type="time">
            <text:p>00:00:16,68</text:p>
          </table:table-cell>
          <table:table-cell table:formula="of:=[.O21]*24*60*60" office:value-type="float" office:value="16.68" calcext:value-type="float">
            <text:p>16,6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22]*10^-2" office:value-type="float" office:value="0.1" calcext:value-type="float">
            <text:p>0,1</text:p>
          </table:table-cell>
          <table:table-cell office:value-type="time" office:time-value="PT00H12M53.53S" calcext:value-type="time">
            <text:p>12:53,53</text:p>
          </table:table-cell>
          <table:table-cell table:formula="of:=[.D21]+[.F22]" office:value-type="time" office:time-value="PT00H12M52.48S" calcext:value-type="time">
            <text:p>00:12:52,48</text:p>
          </table:table-cell>
          <table:table-cell/>
          <table:table-cell table:style-name="ce8" office:value-type="time" office:time-value="PT00H02M53.59S" calcext:value-type="time">
            <text:p>00:02:53,59</text:p>
          </table:table-cell>
          <table:table-cell table:style-name="ce7" table:formula="of:=([.C22] + [.D22])/2" office:value-type="time" office:time-value="PT00H12M53.005S" calcext:value-type="time">
            <text:p>00:12:53,01</text:p>
          </table:table-cell>
          <table:table-cell table:style-name="ce10" table:formula="of:=[.G22]*24*60*60" office:value-type="float" office:value="773.005" calcext:value-type="float">
            <text:p>773,01</text:p>
          </table:table-cell>
          <table:table-cell/>
          <table:table-cell office:value-type="float" office:value="0.15" calcext:value-type="float">
            <text:p>0,15</text:p>
          </table:table-cell>
          <table:table-cell office:value-type="time" office:time-value="PT00H00M22.05S" calcext:value-type="time">
            <text:p>00:00:22,05</text:p>
          </table:table-cell>
          <table:table-cell office:value-type="time" office:time-value="PT00H00M22.15S" calcext:value-type="time">
            <text:p>00:00:22,15</text:p>
          </table:table-cell>
          <table:table-cell table:style-name="ce12" table:formula="of:=[.M21]+[.N22]" office:value-type="time" office:time-value="PT00H00M22.1S" calcext:value-type="time">
            <text:p>00:00:22</text:p>
          </table:table-cell>
          <table:table-cell table:style-name="ce2" office:value-type="time" office:time-value="PT00H00M05.26S" calcext:value-type="time">
            <text:p>00:00:05,26</text:p>
          </table:table-cell>
          <table:table-cell table:formula="of:=([.M22] + [.L22]+[.K22])/3" office:value-type="time" office:time-value="PT00H00M22.1S" calcext:value-type="time">
            <text:p>00:00:22,10</text:p>
          </table:table-cell>
          <table:table-cell table:formula="of:=[.O22]*24*60*60" office:value-type="float" office:value="22.1" calcext:value-type="float">
            <text:p>22,1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A23]*10^-2" office:value-type="float" office:value="0.05" calcext:value-type="float">
            <text:p>0,05</text:p>
          </table:table-cell>
          <table:table-cell office:value-type="time" office:time-value="PT00H16M30.53S" calcext:value-type="time">
            <text:p>16:30,53</text:p>
          </table:table-cell>
          <table:table-cell table:formula="of:=[.D22]+[.F23]" office:value-type="time" office:time-value="PT00H16M30.15S" calcext:value-type="time">
            <text:p>00:16:30,15</text:p>
          </table:table-cell>
          <table:table-cell table:style-name="ce6" office:value-type="time" office:time-value="PT00H16M30.8S" calcext:value-type="time">
            <text:p>00:16:30,80</text:p>
          </table:table-cell>
          <table:table-cell table:style-name="ce8" office:value-type="time" office:time-value="PT00H03M37.67S" calcext:value-type="time">
            <text:p>00:03:37,67</text:p>
          </table:table-cell>
          <table:table-cell table:style-name="ce7" table:formula="of:=([.C23] + [.D23]+[.E23])/3" office:value-type="time" office:time-value="PT00H16M30.493333333S" calcext:value-type="time">
            <text:p>00:16:30,49</text:p>
          </table:table-cell>
          <table:table-cell table:style-name="ce10" table:formula="of:=[.G23]*24*60*60" office:value-type="float" office:value="990.493333333333" calcext:value-type="float">
            <text:p>990,49</text:p>
          </table:table-cell>
          <table:table-cell/>
          <table:table-cell office:value-type="float" office:value="0.1" calcext:value-type="float">
            <text:p>0,1</text:p>
          </table:table-cell>
          <table:table-cell office:value-type="time" office:time-value="PT00H00M27.94S" calcext:value-type="time">
            <text:p>00:00:27,94</text:p>
          </table:table-cell>
          <table:table-cell office:value-type="time" office:time-value="PT00H00M28.02S" calcext:value-type="time">
            <text:p>00:00:28,02</text:p>
          </table:table-cell>
          <table:table-cell table:style-name="ce12" table:formula="of:=[.M22]+[.N23]" office:value-type="time" office:time-value="PT00H00M28.02S" calcext:value-type="time">
            <text:p>00:00:28</text:p>
          </table:table-cell>
          <table:table-cell table:style-name="ce2" office:value-type="time" office:time-value="PT00H00M05.92S" calcext:value-type="time">
            <text:p>00:00:05,92</text:p>
          </table:table-cell>
          <table:table-cell table:formula="of:=([.M23] + [.L23]+[.K23])/3" office:value-type="time" office:time-value="PT00H00M27.993333333S" calcext:value-type="time">
            <text:p>00:00:27,99</text:p>
          </table:table-cell>
          <table:table-cell table:formula="of:=[.O23]*24*60*60" office:value-type="float" office:value="27.9933333333333" calcext:value-type="float">
            <text:p>27,99</text:p>
          </table:table-cell>
        </table:table-row>
        <table:table-row table:style-name="ro1">
          <table:table-cell table:style-name="Default" table:number-columns-repeated="4"/>
          <table:table-cell table:number-columns-repeated="5"/>
          <table:table-cell office:value-type="float" office:value="0.05" calcext:value-type="float">
            <text:p>0,05</text:p>
          </table:table-cell>
          <table:table-cell office:value-type="time" office:time-value="PT00H00M35.77S" calcext:value-type="time">
            <text:p>00:00:35,77</text:p>
          </table:table-cell>
          <table:table-cell office:value-type="time" office:time-value="PT00H00M35.89S" calcext:value-type="time">
            <text:p>00:00:35,89</text:p>
          </table:table-cell>
          <table:table-cell table:style-name="ce12" table:formula="of:=[.M23]+[.N24]" office:value-type="time" office:time-value="PT00H00M35.95S" calcext:value-type="time">
            <text:p>00:00:36</text:p>
          </table:table-cell>
          <table:table-cell table:style-name="ce2" office:value-type="time" office:time-value="PT00H00M07.93S" calcext:value-type="time">
            <text:p>00:00:07,93</text:p>
          </table:table-cell>
          <table:table-cell table:formula="of:=([.M24] + [.L24]+[.K24])/3" office:value-type="time" office:time-value="PT00H00M35.87S" calcext:value-type="time">
            <text:p>00:00:35,87</text:p>
          </table:table-cell>
          <table:table-cell table:formula="of:=[.O24]*24*60*60" office:value-type="float" office:value="35.87" calcext:value-type="float">
            <text:p>35,8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Luiz Dembicki</meta:initial-creator>
    <meta:creation-date>2023-01-23T18:46:25.279000000</meta:creation-date>
    <dc:date>2023-01-23T22:14:02.205000000</dc:date>
    <dc:creator>Luiz Dembicki</dc:creator>
    <meta:editing-duration>PT51M40S</meta:editing-duration>
    <meta:editing-cycles>7</meta:editing-cycles>
    <meta:generator>LibreOffice/7.3.4.2$Windows_X86_64 LibreOffice_project/728fec16bd5f605073805c3c9e7c4212a0120dc5</meta:generator>
    <meta:document-statistic meta:table-count="1" meta:cell-count="223" meta:object-count="4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>
      <style:graphic-properties svg:stroke-color="#dddddd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1 0" chart:style-name="ch1">
        <chart:title svg:x="7.308cm" svg:y="0.316cm" chart:style-name="ch2">
          <text:p>10mm</text:p>
        </chart:title>
        <chart:plot-area chart:style-name="ch3" table:cell-range-address="Planilha1.G5:Planilha1.G12 Planilha1.B5:Planilha1.B12" svg:x="1.16cm" svg:y="0.175cm" svg:width="11.287cm" svg:height="8.636cm">
          <chart:coordinate-region svg:x="2.072cm" svg:y="0.374cm" svg:width="10.095cm" svg:height="7.79cm"/>
          <chart:axis chart:dimension="x" chart:name="primary-x" chart:style-name="ch4">
            <chart:grid chart:style-name="ch5" chart:class="major"/>
            <chart:grid chart:style-name="ch6" chart:class="minor"/>
          </chart:axis>
          <chart:axis chart:dimension="y" chart:name="primary-y" chart:style-name="ch4">
            <chart:grid chart:style-name="ch5" chart:class="major"/>
          </chart:axis>
          <chart:series chart:style-name="ch7" chart:values-cell-range-address="Planilha1.B5:Planilha1.B12" chart:class="chart:scatter">
            <chart:domain table:cell-range-address="Planilha1.G5:Planilha1.G12"/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G</text:p>
              </table:table-cell>
              <table:table-cell office:value-type="string">
                <text:p>Coluna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Planilha1.G5:Planilha1.G12</svg:desc>
                </draw:g>
              </table:table-cell>
              <table:table-cell office:value-type="float" office:value="0.4">
                <text:p>0.4</text:p>
                <draw:g>
                  <svg:desc>Planilha1.B5:Planilha1.B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.9333333333333">
                <text:p>13.9333333333333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9.4633333333333">
                <text:p>29.4633333333333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6.6966666666667">
                <text:p>46.6966666666667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4.96">
                <text:p>64.96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6.125">
                <text:p>86.125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1.74">
                <text:p>111.74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36.95">
                <text:p>136.95</text:p>
              </table:table-cell>
              <table:table-cell office:value-type="float" office:value="0.05">
                <text:p>0.0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3.4.2$Windows_X86_64 LibreOffice_project/728fec16bd5f605073805c3c9e7c4212a0120dc5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time-style style:name="N66" number:truncate-on-overflow="false">
      <number:hours number:style="long"/>
      <number:text>:</number:text>
      <number:minutes number:style="long"/>
      <number:text>:</number:text>
      <number:seconds number:style="long" number:decimal-places="2"/>
    </number:tim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6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>
      <style:graphic-properties svg:stroke-color="#dddddd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0" chart:style-name="ch1">
        <chart:title svg:x="7.427cm" svg:y="0.316cm" chart:style-name="ch2">
          <text:p>7mm</text:p>
        </chart:title>
        <chart:plot-area chart:style-name="ch3" table:cell-range-address="Planilha1.P5:Planilha1.P12 Planilha1.J5:Planilha1.J12" chart:data-source-has-labels="column" svg:x="1.16cm" svg:y="0.175cm" svg:width="11.525cm" svg:height="8.636cm">
          <chart:coordinate-region svg:x="2.072cm" svg:y="0.374cm" svg:width="10.095cm" svg:height="7.79cm"/>
          <chart:axis chart:dimension="x" chart:name="primary-x" chart:style-name="ch4" chartooo:axis-type="auto">
            <chart:categories table:cell-range-address="Planilha1.P6:Planilha1.P12"/>
            <chart:grid chart:style-name="ch5" chart:class="major"/>
            <chart:grid chart:style-name="ch6" chart:class="minor"/>
          </chart:axis>
          <chart:axis chart:dimension="y" chart:name="primary-y" chart:style-name="ch7">
            <chart:grid chart:style-name="ch5" chart:class="major"/>
          </chart:axis>
          <chart:series chart:style-name="ch8" chart:values-cell-range-address="Planilha1.J5:Planilha1.J12" chart:class="chart:scatter">
            <chart:domain table:cell-range-address="Planilha1.P5:Planilha1.P12"/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P</text:p>
              </table:table-cell>
              <table:table-cell office:value-type="string">
                <text:p>Coluna J</text:p>
              </table:table-cell>
            </table:table-row>
          </table:table-header-rows>
          <table:table-rows>
            <table:table-row>
              <table:table-cell office:value-type="float" office:value="27.32">
                <text:p>27.32</text:p>
                <draw:g>
                  <svg:desc>Planilha1.P6:Planilha1.P12</svg:desc>
                </draw:g>
              </table:table-cell>
              <table:table-cell office:value-type="float" office:value="NaN">
                <text:p>NaN</text:p>
                <draw:g>
                  <svg:desc>Planilha1.P5:Planilha1.P12</svg:desc>
                </draw:g>
              </table:table-cell>
              <table:table-cell office:value-type="float" office:value="0.4">
                <text:p>0.4</text:p>
                <draw:g>
                  <svg:desc>Planilha1.J5:Planilha1.J12</svg:desc>
                </draw:g>
              </table:table-cell>
            </table:table-row>
            <table:table-row>
              <table:table-cell office:value-type="float" office:value="57.42">
                <text:p>57.42</text:p>
              </table:table-cell>
              <table:table-cell office:value-type="float" office:value="27.32">
                <text:p>27.32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float" office:value="91.06">
                <text:p>91.06</text:p>
              </table:table-cell>
              <table:table-cell office:value-type="float" office:value="57.42">
                <text:p>57.42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float" office:value="128.503333333333">
                <text:p>128.503333333333</text:p>
              </table:table-cell>
              <table:table-cell office:value-type="float" office:value="91.06">
                <text:p>91.06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float" office:value="169.47">
                <text:p>169.47</text:p>
              </table:table-cell>
              <table:table-cell office:value-type="float" office:value="128.503333333333">
                <text:p>128.503333333333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float" office:value="221.456666666667">
                <text:p>221.456666666667</text:p>
              </table:table-cell>
              <table:table-cell office:value-type="float" office:value="169.47">
                <text:p>169.47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float" office:value="288.203333333333">
                <text:p>288.203333333333</text:p>
              </table:table-cell>
              <table:table-cell office:value-type="float" office:value="221.456666666667">
                <text:p>221.456666666667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/>
              <table:table-cell office:value-type="float" office:value="288.203333333333">
                <text:p>288.203333333333</text:p>
              </table:table-cell>
              <table:table-cell office:value-type="float" office:value="0.05">
                <text:p>0.0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3.4.2$Windows_X86_64 LibreOffice_project/728fec16bd5f605073805c3c9e7c4212a0120dc5</meta:generator>
  </office:meta>
</office:document-meta>
</file>

<file path=Object 2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3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time-style style:name="N66" number:truncate-on-overflow="false">
      <number:hours number:style="long"/>
      <number:text>:</number:text>
      <number:minutes number:style="long"/>
      <number:text>:</number:text>
      <number:seconds number:style="long" number:decimal-places="2"/>
    </number:tim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6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graphic-properties svg:stroke-color="#dddddd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4cm" svg:height="10.486cm" xlink:href=".." xlink:type="simple" chart:class="chart:scatter" chart:column-mapping="1 0" chart:style-name="ch1">
        <chart:title svg:x="7.429cm" svg:y="0.345cm" chart:style-name="ch2">
          <text:p>4mm</text:p>
        </chart:title>
        <chart:plot-area chart:style-name="ch3" table:cell-range-address="Planilha1.G16:Planilha1.G23 Planilha1.B16:Planilha1.B23" svg:x="1.16cm" svg:y="0.235cm" svg:width="12.647cm" svg:height="9.269cm">
          <chart:coordinate-region svg:x="2.072cm" svg:y="0.434cm" svg:width="10.834cm" svg:height="8.423cm"/>
          <chart:axis chart:dimension="x" chart:name="primary-x" chart:style-name="ch4">
            <chart:title svg:x="6.341cm" svg:y="9.713cm" chart:style-name="ch5">
              <text:p>Tempo (H:M:S)</text:p>
            </chart:title>
            <chart:grid chart:style-name="ch6" chart:class="major"/>
            <chart:grid chart:style-name="ch7" chart:class="minor"/>
          </chart:axis>
          <chart:axis chart:dimension="y" chart:name="primary-y" chart:style-name="ch8">
            <chart:title svg:x="0.28cm" svg:y="5.363cm" chart:style-name="ch9">
              <text:p>H(cm)</text:p>
            </chart:title>
            <chart:grid chart:style-name="ch6" chart:class="major"/>
          </chart:axis>
          <chart:series chart:style-name="ch10" chart:values-cell-range-address="Planilha1.B16:Planilha1.B23" chart:class="chart:scatter">
            <chart:domain table:cell-range-address="Planilha1.G16:Planilha1.G23"/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G</text:p>
              </table:table-cell>
              <table:table-cell office:value-type="string">
                <text:p>Coluna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Planilha1.G16:Planilha1.G23</svg:desc>
                </draw:g>
              </table:table-cell>
              <table:table-cell office:value-type="float" office:value="0.4">
                <text:p>0.4</text:p>
                <draw:g>
                  <svg:desc>Planilha1.B16:Planilha1.B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11079475308642">
                <text:p>0.0011079475308642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235976080246914">
                <text:p>0.00235976080246914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371215277777778">
                <text:p>0.00371215277777778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535324074074074">
                <text:p>0.00535324074074074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694525462962963">
                <text:p>0.00694525462962963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894681712962963">
                <text:p>0.00894681712962963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114640432098765">
                <text:p>0.0114640432098765</text:p>
              </table:table-cell>
              <table:table-cell office:value-type="float" office:value="0.05">
                <text:p>0.0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3.4.2$Windows_X86_64 LibreOffice_project/728fec16bd5f605073805c3c9e7c4212a0120dc5</meta:generator>
  </office:meta>
</office:document-meta>
</file>

<file path=Object 3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4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time-style style:name="N66" number:truncate-on-overflow="false">
      <number:hours number:style="long"/>
      <number:text>:</number:text>
      <number:minutes number:style="long"/>
      <number:text>:</number:text>
      <number:seconds number:style="long" number:decimal-places="2"/>
    </number:tim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6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>
      <style:graphic-properties svg:stroke-color="#dddddd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7.308cm" svg:y="0.316cm" chart:style-name="ch2">
          <text:p>21mm</text:p>
        </chart:title>
        <chart:plot-area chart:style-name="ch3" table:cell-range-address="Planilha1.O17:Planilha1.O24 Planilha1.J16:Planilha1.J24" svg:x="1.16cm" svg:y="0.174cm" svg:width="11.908cm" svg:height="8.637cm">
          <chart:coordinate-region svg:x="2.072cm" svg:y="0.374cm" svg:width="10.095cm" svg:height="7.79cm"/>
          <chart:axis chart:dimension="x" chart:name="primary-x" chart:style-name="ch4">
            <chart:grid chart:style-name="ch5" chart:class="major"/>
            <chart:grid chart:style-name="ch6" chart:class="minor"/>
          </chart:axis>
          <chart:axis chart:dimension="y" chart:name="primary-y" chart:style-name="ch7">
            <chart:grid chart:style-name="ch5" chart:class="major"/>
          </chart:axis>
          <chart:series chart:style-name="ch8" chart:values-cell-range-address="Planilha1.J16:Planilha1.J24" chart:class="chart:scatter">
            <chart:domain table:cell-range-address="Planilha1.O17:Planilha1.O24"/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O</text:p>
              </table:table-cell>
              <table:table-cell office:value-type="string">
                <text:p>Coluna J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Planilha1.O17:Planilha1.O24</svg:desc>
                </draw:g>
              </table:table-cell>
              <table:table-cell office:value-type="float" office:value="NaN">
                <text:p>NaN</text:p>
                <draw:g>
                  <svg:desc>Planilha1.J16:Planilha1.J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0449845679012346">
                <text:p>0.0000449845679012346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0902391975308642">
                <text:p>0.0000902391975308642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13900462962963">
                <text:p>0.00013900462962963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0193055555555556">
                <text:p>0.000193055555555556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0255787037037037">
                <text:p>0.000255787037037037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0323996913580247">
                <text:p>0.000323996913580247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0415162037037037">
                <text:p>0.000415162037037037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0.05">
                <text:p>0.0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3.4.2$Windows_X86_64 LibreOffice_project/728fec16bd5f605073805c3c9e7c4212a0120dc5</meta:generator>
  </office:meta>
</office:document-meta>
</file>

<file path=Object 4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